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9000001D0CBEDB3152285E3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186cm" fo:min-width="3.236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gr5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6" style:family="graphic" style:parent-style-name="standard">
      <style:graphic-properties draw:stroke="none" draw:fill="solid" draw:fill-color="#5e8ac7" draw:textarea-horizontal-align="justify" draw:textarea-vertical-align="middle" draw:auto-grow-height="false" fo:min-height="1.186cm" fo:min-width="2.336cm"/>
    </style:style>
    <style:style style:name="gr7" style:family="graphic" style:parent-style-name="standard">
      <style:graphic-properties draw:stroke="none" svg:stroke-color="#000000" draw:fill="none" draw:fill-color="#ffffff" fo:min-height="1.051cm"/>
    </style:style>
    <style:style style:name="gr8" style:family="graphic" style:parent-style-name="standard">
      <style:graphic-properties draw:stroke="none" svg:stroke-color="#000000" draw:fill="none" draw:fill-color="#ffffff" fo:min-height="0.551cm"/>
    </style:style>
    <style:style style:name="gr9" style:family="graphic" style:parent-style-name="standard">
      <style:graphic-properties draw:stroke="none" draw:fill="solid" draw:fill-color="#ccbe00" draw:textarea-horizontal-align="justify" draw:textarea-vertical-align="middle" draw:auto-grow-height="false" fo:min-height="1.186cm" fo:min-width="2.336cm"/>
    </style:style>
    <style:style style:name="gr10" style:family="graphic" style:parent-style-name="standard">
      <style:graphic-properties draw:stroke="none" svg:stroke-color="#000000" draw:fill="none" draw:fill-color="#ffffff" fo:min-height="0.6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5e8ac7"/>
      <style:paragraph-properties fo:text-align="center"/>
      <style:text-properties style:font-name="Liberation Sans1" fo:font-size="12pt" style:font-size-asian="12pt" style:font-size-complex="12pt"/>
    </style:style>
    <style:style style:name="P6" style:family="paragraph">
      <loext:graphic-properties draw:fill="solid" draw:fill-color="#ccbe00"/>
      <style:paragraph-properties fo:text-align="center"/>
      <style:text-properties style:font-name="Liberation Sans1" fo:font-size="12pt" style:font-size-asian="12pt" style:font-size-complex="12pt"/>
    </style:style>
    <style:style style:name="T1" style:family="text">
      <style:text-properties style:font-name="Liberation Sans1" fo:font-size="12pt" fo:text-shadow="1pt 1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1"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.8cm" svg:height="1.5cm" svg:x="3.131cm" svg:y="6.3cm">
          <text:p text:style-name="P1"><text:span text:style-name="T1">Sentilo</text:span><text:span text:style-name="T2"> </text:span></text:p>
          <text:p text:style-name="P1"><text:span text:style-name="T2">sensor/actuator </text:span></text:p>
          <text:p text:style-name="P1"><text:span text:style-name="T2">platform</text:span></text:p>
          <draw:enhanced-geometry svg:viewBox="0 0 21600 21600" draw:path-stretchpoint-x="10800" draw:path-stretchpoint-y="10800" draw:text-areas="?f3 ?f4 ?f5 ?f6" draw:type="round-rectangle" draw:modifiers="1593.850883935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019cm" svg:height="1.9cm" svg:x="1.712cm" svg:y="8.6cm">
          <draw:image xlink:href="Pictures/10000201000000F9000001D0CBEDB3152285E333.png" xlink:type="simple" xlink:show="embed" xlink:actuate="onLoad">
            <text:p/>
          </draw:image>
        </draw:frame>
        <draw:frame draw:style-name="gr2" draw:text-style-name="P3" draw:layer="layout" svg:width="1.019cm" svg:height="1.9cm" svg:x="3.612cm" svg:y="8.6cm">
          <draw:image xlink:href="Pictures/10000201000000F9000001D0CBEDB3152285E333.png" xlink:type="simple" xlink:show="embed" xlink:actuate="onLoad">
            <text:p/>
          </draw:image>
        </draw:frame>
        <draw:frame draw:style-name="gr2" draw:text-style-name="P3" draw:layer="layout" svg:width="1.019cm" svg:height="1.9cm" svg:x="5.531cm" svg:y="8.6cm">
          <draw:image xlink:href="Pictures/10000201000000F9000001D0CBEDB3152285E333.png" xlink:type="simple" xlink:show="embed" xlink:actuate="onLoad">
            <text:p/>
          </draw:image>
        </draw:frame>
        <draw:frame draw:style-name="gr3" draw:text-style-name="P3" draw:layer="layout" svg:width="1.019cm" svg:height="1.9cm" svg:x="7.331cm" svg:y="8.6cm">
          <draw:image xlink:href="Pictures/10000201000000F9000001D0CBEDB3152285E333.png" xlink:type="simple" xlink:show="embed" xlink:actuate="onLoad">
            <text:p text:style-name="P1">0</text:p>
          </draw:image>
        </draw:frame>
        <draw:frame draw:style-name="gr4" draw:text-style-name="P4" draw:layer="layout" svg:width="1.631cm" svg:height="0.963cm" svg:x="1.4cm" svg:y="10.437cm">
          <draw:text-box>
            <text:p text:style-name="P1"><text:span text:style-name="T3">Station BRI</text:span></text:p>
          </draw:text-box>
        </draw:frame>
        <draw:frame draw:style-name="gr4" draw:text-style-name="P4" draw:layer="layout" svg:width="1.631cm" svg:height="0.963cm" svg:x="3.301cm" svg:y="10.438cm">
          <draw:text-box>
            <text:p text:style-name="P1"><text:span text:style-name="T3">Station PLA</text:span></text:p>
          </draw:text-box>
        </draw:frame>
        <draw:frame draw:style-name="gr4" draw:text-style-name="P4" draw:layer="layout" svg:width="1.631cm" svg:height="0.963cm" svg:x="5.2cm" svg:y="10.437cm">
          <draw:text-box>
            <text:p text:style-name="P1"><text:span text:style-name="T3">Station MAG</text:span></text:p>
          </draw:text-box>
        </draw:frame>
        <draw:frame draw:style-name="gr4" draw:text-style-name="P4" draw:layer="layout" svg:width="1.631cm" svg:height="0.963cm" svg:x="7.101cm" svg:y="10.438cm">
          <draw:text-box>
            <text:p text:style-name="P1"><text:span text:style-name="T3">Station ROS</text:span></text:p>
          </draw:text-box>
        </draw:frame>
        <draw:line draw:style-name="gr5" draw:text-style-name="P3" draw:layer="layout" svg:x1="2.231cm" svg:y1="9.2cm" svg:x2="3.531cm" svg:y2="7.8cm">
          <text:p/>
        </draw:line>
        <draw:line draw:style-name="gr5" draw:text-style-name="P3" draw:layer="layout" svg:x1="4.132cm" svg:y1="9.1cm" svg:x2="4.431cm" svg:y2="7.8cm">
          <text:p/>
        </draw:line>
        <draw:line draw:style-name="gr5" draw:text-style-name="P3" draw:layer="layout" svg:x1="5.931cm" svg:y1="9.1cm" svg:x2="5.531cm" svg:y2="7.8cm">
          <text:p/>
        </draw:line>
        <draw:line draw:style-name="gr5" draw:text-style-name="P3" draw:layer="layout" svg:x1="7.731cm" svg:y1="9.1cm" svg:x2="6.431cm" svg:y2="7.8cm">
          <text:p/>
        </draw:line>
        <draw:custom-shape draw:style-name="gr6" draw:text-style-name="P5" draw:layer="layout" svg:width="2.9cm" svg:height="1.5cm" svg:x="3.6cm" svg:y="3.6cm">
          <text:p text:style-name="P1"><text:span text:style-name="T2">Brain4it</text:span></text:p>
          <text:p text:style-name="P1"><text:span text:style-name="T2">Server</text:span></text:p>
          <draw:enhanced-geometry svg:viewBox="0 0 21600 21600" draw:path-stretchpoint-x="10800" draw:path-stretchpoint-y="10800" draw:text-areas="?f3 ?f4 ?f5 ?f6" draw:type="round-rectangle" draw:modifiers="1593.850883935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6cm" svg:height="1.301cm" svg:x="6.931cm" svg:y="7.7cm">
          <draw:text-box>
            <text:p text:style-name="P1"><text:span text:style-name="T4">publish</text:span></text:p>
            <text:p text:style-name="P1"><text:span text:style-name="T4">HTTP PUT</text:span></text:p>
          </draw:text-box>
        </draw:frame>
        <draw:line draw:style-name="gr5" draw:text-style-name="P3" draw:layer="layout" svg:x1="5.031cm" svg:y1="6.3cm" svg:x2="5.031cm" svg:y2="5.1cm">
          <text:p/>
        </draw:line>
        <draw:frame draw:style-name="gr8" draw:text-style-name="P4" draw:layer="layout" svg:width="1.969cm" svg:height="0.801cm" svg:x="5.031cm" svg:y="5.399cm">
          <draw:text-box>
            <text:p text:style-name="P1"><text:span text:style-name="T4">subscription</text:span></text:p>
            <text:p text:style-name="P1"><text:span text:style-name="T4">HTTP POST</text:span></text:p>
          </draw:text-box>
        </draw:frame>
        <draw:custom-shape draw:style-name="gr9" draw:text-style-name="P6" draw:layer="layout" svg:width="2.9cm" svg:height="1.5cm" svg:x="3.604cm" svg:y="0.938cm">
          <text:p text:style-name="P1"><text:span text:style-name="T2">Brain4it</text:span></text:p>
          <text:p text:style-name="P1"><text:span text:style-name="T2">Manager</text:span></text:p>
          <draw:enhanced-geometry svg:viewBox="0 0 21600 21600" draw:path-stretchpoint-x="10800" draw:path-stretchpoint-y="10800" draw:text-areas="?f3 ?f4 ?f5 ?f6" draw:type="round-rectangle" draw:modifiers="1593.850883935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5cm" svg:y1="3.6cm" svg:x2="5cm" svg:y2="2.4cm">
          <text:p/>
        </draw:line>
        <draw:frame draw:style-name="gr10" draw:text-style-name="P4" draw:layer="layout" svg:width="1.969cm" svg:height="0.851cm" svg:x="4.931cm" svg:y="2.649cm">
          <draw:text-box>
            <text:p text:style-name="P1"><text:span text:style-name="T4">monitoring</text:span></text:p>
            <text:p text:style-name="P1"><text:span text:style-name="T4">HTTP PO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11:00:16.235000000</meta:creation-date>
    <dc:date>2018-06-06T12:46:01.290000000</dc:date>
    <meta:editing-duration>PT34M15S</meta:editing-duration>
    <meta:editing-cycles>7</meta:editing-cycles>
    <meta:generator>LibreOffice/5.4.2.2$Windows_X86_64 LibreOffice_project/22b09f6418e8c2d508a9eaf86b2399209b0990f4</meta:generator>
    <meta:document-statistic meta:object-count="20"/>
  </office:meta>
</office:document-meta>
</file>